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384" officeooo:paragraph-rsid="00109384"/>
    </style:style>
    <style:style style:name="P2" style:family="paragraph" style:parent-style-name="Standard">
      <style:text-properties officeooo:rsid="00109384" officeooo:paragraph-rsid="0016ea31"/>
    </style:style>
    <style:style style:name="P3" style:family="paragraph" style:parent-style-name="Standard">
      <style:text-properties officeooo:rsid="00109384" officeooo:paragraph-rsid="0018e4d0"/>
    </style:style>
    <style:style style:name="P4" style:family="paragraph" style:parent-style-name="Standard">
      <style:text-properties officeooo:rsid="0016ea31" officeooo:paragraph-rsid="0016ea31"/>
    </style:style>
    <style:style style:name="P5" style:family="paragraph" style:parent-style-name="Standard">
      <style:text-properties officeooo:rsid="00193822" officeooo:paragraph-rsid="00193822"/>
    </style:style>
    <style:style style:name="P6" style:family="paragraph" style:parent-style-name="Text_20_body">
      <style:text-properties officeooo:paragraph-rsid="00109384"/>
    </style:style>
    <style:style style:name="P7" style:family="paragraph" style:parent-style-name="Text_20_body">
      <style:text-properties officeooo:paragraph-rsid="0018e4d0"/>
    </style:style>
    <style:style style:name="P8" style:family="paragraph" style:parent-style-name="Standard">
      <style:text-properties officeooo:rsid="00193822" officeooo:paragraph-rsid="00193822"/>
    </style:style>
    <style:style style:name="P9" style:family="paragraph" style:parent-style-name="Standard">
      <style:text-properties officeooo:rsid="00193822" officeooo:paragraph-rsid="00198f02"/>
    </style:style>
    <style:style style:name="T1" style:family="text">
      <style:text-properties officeooo:rsid="00121e9d"/>
    </style:style>
    <style:style style:name="T2" style:family="text">
      <style:text-properties officeooo:rsid="00109384"/>
    </style:style>
    <style:style style:name="T3" style:family="text">
      <style:text-properties officeooo:rsid="0013d73b"/>
    </style:style>
    <style:style style:name="T4" style:family="text">
      <style:text-properties officeooo:rsid="0018e4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ush c<text:span text:style-name="T1">im </text:span>sync -y</text:p>
      <text:p text:style-name="P1"/>
      <text:p text:style-name="P1">Drush en front_blocks</text:p>
      <text:p text:style-name="P1"/>
      <text:p text:style-name="P2">Structure→ Mise en page des blocs → Placer bloc → Top Bar → Pages (&lt;front&gt;)</text:p>
      <text:p text:style-name="P2"/>
      <text:p text:style-name="P4">Ajouter block</text:p>
      <text:p text:style-name="P1"/>
      <text:p text:style-name="P6"><text:a xlink:type="simple" xlink:href="http://praeconis.loc:81/" text:style-name="Internet_20_link" text:visited-style-name="Visited_20_Internet_20_Link"><text:span text:style-name="T2">Accueil</text:span></text:a><text:span text:style-name="T2"> → </text:span><text:a xlink:type="simple" xlink:href="http://praeconis.loc:81/admin" text:style-name="Internet_20_link" text:visited-style-name="Visited_20_Internet_20_Link">Administration</text:a> →<text:span text:style-name="T3"> </text:span><text:a xlink:type="simple" xlink:href="http://praeconis.loc:81/admin/config" text:style-name="Internet_20_link" text:visited-style-name="Visited_20_Internet_20_Link">Configuration</text:a> →<text:span text:style-name="T3"> </text:span><text:a xlink:type="simple" xlink:href="http://praeconis.loc:81/admin/config/development" text:style-name="Internet_20_link" text:visited-style-name="Visited_20_Internet_20_Link">Développement</text:a> →<text:span text:style-name="T3"> </text:span><text:a xlink:type="simple" xlink:href="http://praeconis.loc:81/admin/config/development/configuration" text:style-name="Internet_20_link" text:visited-style-name="Visited_20_Internet_20_Link">Synchroniser</text:a> </text:p>
      <text:p text:style-name="P1"><text:span text:style-name="T4">supprimer </text:span>block.*</text:p>
      <text:p text:style-name="P1"/>
      <text:p text:style-name="P4">Enregistrer</text:p>
      <text:p text:style-name="P2"/>
      <text:p text:style-name="P2">drush cex sync -y</text:p>
      <text:p text:style-name="P2"/>
      <text:p text:style-name="P7"><text:a xlink:type="simple" xlink:href="http://praeconis.loc:81/" text:style-name="Internet_20_link" text:visited-style-name="Visited_20_Internet_20_Link"><text:span text:style-name="T2">Accueil</text:span></text:a><text:span text:style-name="T2"> → </text:span><text:a xlink:type="simple" xlink:href="http://praeconis.loc:81/admin" text:style-name="Internet_20_link" text:visited-style-name="Visited_20_Internet_20_Link">Administration</text:a> →<text:span text:style-name="T3"> </text:span><text:a xlink:type="simple" xlink:href="http://praeconis.loc:81/admin/config" text:style-name="Internet_20_link" text:visited-style-name="Visited_20_Internet_20_Link">Configuration</text:a> →<text:span text:style-name="T3"> </text:span><text:a xlink:type="simple" xlink:href="http://praeconis.loc:81/admin/config/development" text:style-name="Internet_20_link" text:visited-style-name="Visited_20_Internet_20_Link">Développement</text:a> →<text:span text:style-name="T3"> </text:span><text:a xlink:type="simple" xlink:href="http://praeconis.loc:81/admin/config/development/configuration" text:style-name="Internet_20_link" text:visited-style-name="Visited_20_Internet_20_Link">Synchroniser</text:a> </text:p>
      <text:p text:style-name="P3"><text:span text:style-name="T4">remettre </text:span>block.*</text:p>
      <text:p text:style-name="P3"/>
      <text:p text:style-name="P5">Copier config drupal sync vers config drupal whitelist</text:p>
      <text:p text:style-name="P5"/>
      <text:p text:style-name="P5">recopier le fichier de core.extension.yml du dossier sync vers whitelist</text:p>
      <text:p text:style-name="P5"/>
      <text:p text:style-name="P5">drush cim sync -y</text:p>
      <text:p text:style-name="P5"/>
      <text:p text:style-name="P5">drush cr</text:p>
      <text:p text:style-name="P5"/>
      <text:p text:style-name="P5">/var/www/html/vendor/drush/drush/drush cim --partial --source='/var/www/html/config/drupal/whitelist/' --yes</text:p>
      <text:p text:style-name="P9"/>
      <text:p text:style-name="P9">drush c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6:21:30.415287717</meta:creation-date>
    <dc:date>2021-01-20T12:57:23.638229282</dc:date>
    <meta:editing-duration>PT16M3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1" meta:paragraph-count="16" meta:word-count="85" meta:character-count="598" meta:non-whitespace-character-count="530"/>
  </office:meta>
</office:document-meta>
</file>